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Subtitle">
      <style:text-properties officeooo:rsid="001f4e9b" officeooo:paragraph-rsid="00259743"/>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Text_20_body">
      <style:text-properties fo:font-weight="bold" officeooo:paragraph-rsid="001f4e9b" fo:background-color="#fff200" style:font-weight-asian="bold" style:font-weight-complex="bold"/>
    </style:style>
    <style:style style:name="P6" style:family="paragraph" style:parent-style-name="Heading_20_2">
      <style:text-properties officeooo:rsid="00283418" officeooo:paragraph-rsid="00283418"/>
    </style:style>
    <style:style style:name="P7" style:family="paragraph" style:parent-style-name="Text_20_body">
      <style:text-properties officeooo:rsid="00283418" officeooo:paragraph-rsid="00283418"/>
    </style:style>
    <style:style style:name="P8" style:family="paragraph" style:parent-style-name="Text_20_body">
      <style:text-properties officeooo:rsid="00259743" officeooo:paragraph-rsid="00259743"/>
    </style:style>
    <style:style style:name="P9" style:family="paragraph" style:parent-style-name="Text_20_body">
      <style:text-properties officeooo:rsid="002817dd" officeooo:paragraph-rsid="002817dd"/>
    </style:style>
    <style:style style:name="P10" style:family="paragraph" style:parent-style-name="Heading_20_2">
      <style:text-properties officeooo:rsid="002be81b" officeooo:paragraph-rsid="002be81b"/>
    </style:style>
    <style:style style:name="P11" style:family="paragraph" style:parent-style-name="Text_20_body">
      <style:text-properties officeooo:rsid="002be81b" officeooo:paragraph-rsid="002be81b"/>
    </style:style>
    <style:style style:name="P12" style:family="paragraph" style:parent-style-name="Heading_20_2">
      <style:text-properties officeooo:rsid="002d26d0" officeooo:paragraph-rsid="002d26d0"/>
    </style:style>
    <style:style style:name="P13" style:family="paragraph" style:parent-style-name="Standard">
      <style:text-properties officeooo:rsid="002d26d0" officeooo:paragraph-rsid="002d26d0"/>
    </style:style>
    <style:style style:name="P14" style:family="paragraph" style:parent-style-name="Text_20_body">
      <style:text-properties officeooo:rsid="002d26d0" officeooo:paragraph-rsid="002d26d0"/>
    </style:style>
    <style:style style:name="P15" style:family="paragraph" style:parent-style-name="Text_20_body">
      <style:text-properties officeooo:paragraph-rsid="002b6b87"/>
    </style:style>
    <style:style style:name="P16" style:family="paragraph" style:parent-style-name="Text_20_body">
      <style:text-properties officeooo:paragraph-rsid="002be81b"/>
    </style:style>
    <style:style style:name="P17" style:family="paragraph" style:parent-style-name="Text_20_body">
      <style:text-properties officeooo:paragraph-rsid="001f4e9b" fo:background-color="#fff200"/>
    </style:style>
    <style:style style:name="P18" style:family="paragraph" style:parent-style-name="Text_20_body">
      <style:paragraph-properties fo:line-height="0.3cm" fo:text-align="start" style:justify-single-word="false"/>
      <style:text-properties style:font-name="Courier New" officeooo:rsid="002d26d0" officeooo:paragraph-rsid="002d26d0"/>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loext:graphic-properties draw:fill="none" draw:fill-color="#ffffff"/>
      <style:text-properties style:font-name="Courier New" fo:font-size="8pt" style:font-size-asian="8pt" style:font-size-complex="8pt"/>
    </style:style>
    <style:style style:name="P21" style:family="paragraph">
      <style:paragraph-properties fo:line-height="100%"/>
    </style:style>
    <style:style style:name="P22" style:family="paragraph">
      <loext:graphic-properties draw:fill="none" draw:fill-color="#ffffff"/>
      <style:paragraph-properties fo:line-height="100%"/>
      <style:text-properties style:font-name="Courier New" fo:font-size="12pt" style:font-name-complex="Courier New"/>
    </style:style>
    <style:style style:name="T1" style:family="text">
      <style:text-properties officeooo:rsid="001fbed0"/>
    </style:style>
    <style:style style:name="T2" style:family="text">
      <style:text-properties officeooo:rsid="0023caf0"/>
    </style:style>
    <style:style style:name="T3" style:family="text">
      <style:text-properties officeooo:rsid="00259743"/>
    </style:style>
    <style:style style:name="T4" style:family="text">
      <style:text-properties officeooo:rsid="002817dd"/>
    </style:style>
    <style:style style:name="T5" style:family="text">
      <style:text-properties officeooo:rsid="00283418"/>
    </style:style>
    <style:style style:name="T6" style:family="text">
      <style:text-properties officeooo:rsid="002b6b87"/>
    </style:style>
    <style:style style:name="T7" style:family="text">
      <style:text-properties officeooo:rsid="002be81b"/>
    </style:style>
    <style:style style:name="T8" style:family="text">
      <style:text-properties style:font-name="Courier New"/>
    </style:style>
    <style:style style:name="T9" style:family="text">
      <style:text-properties officeooo:rsid="002fa36d"/>
    </style:style>
    <style:style style:name="T10" style:family="text">
      <style:text-properties style:font-name="Courier New" fo:font-size="8pt" style:font-size-asian="8pt" style:font-size-complex="8pt"/>
    </style:style>
    <style:style style:name="T11" style:family="text">
      <style:text-properties style:font-name="Liberation Serif1" fo:font-size="12pt" style:font-name-complex="Courier New"/>
    </style:style>
    <style:style style:name="T12" style:family="text">
      <style:text-properties style:font-name="Courier New" fo:font-size="12pt" style:font-name-complex="Courier New"/>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0.537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6.284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706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8.838cm" loext:decorative="false"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6.321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6.321cm" loext:decorative="false" style:run-through="foreground" style:wrap="run-through" style:number-wrapped-paragraphs="no-limit" style:vertical-pos="middle" style:vertical-rel="baseline" style:horizontal-pos="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6.726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6.726cm" loext:decorative="false" style:run-through="foreground" style:wrap="run-through" style:number-wrapped-paragraphs="no-limit" style:vertical-pos="middle" style:vertical-rel="baseline" style:horizontal-pos="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8.645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8.645cm" loext:decorative="false" style:run-through="foreground" style:wrap="run-through" style:number-wrapped-paragraphs="no-limit" style:vertical-pos="middle" style:vertical-rel="baseline" style:horizontal-pos="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7.685cm"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7.685cm" loext:decorative="false" style:run-through="foreground" style:wrap="run-through" style:number-wrapped-paragraphs="no-limit" style:vertical-pos="middle" style:vertical-rel="baseline" style:horizontal-pos="left" style:horizontal-rel="paragraph" draw:wrap-influence-on-position="once-concurrent" loext:allow-overlap="true" style:flow-with-text="false"/>
      <style:paragraph-properties style:writing-mode="lr-tb"/>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text:span text:style-name="T4">3</text:span>: <text:span text:style-name="T4">Zauberschule</text:span><text:reference-mark-end text:name="Aufgabe"/></text:p>
      <text:p text:style-name="P3">Team-ID: <text:reference-mark-start text:name="TeamId"/><text:span text:style-name="T3">00889</text:span><text:reference-mark-end text:name="TeamId"/></text:p>
      <text:p text:style-name="P1">Team: <text:span text:style-name="T2">Felix Haag</text:span></text:p>
      <text:p text:style-name="P1">Bearbeiter/-innen dieser Aufgabe:<text:line-break/><text:span text:style-name="T2">Felix Haag</text:span></text:p>
      <text:p text:style-name="P1"><text:date style:data-style-name="N46" text:date-value="2023-11-12T15:56:19.988952772" text:fixed="true">12.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3</text:a></text:p>
          <text:p text:style-name="P4"><text:a xlink:type="simple" xlink:href="#__RefHeading___Toc2238_4178761632" text:style-name="Index_20_Link" text:visited-style-name="Index_20_Link">Quellcode<text:tab/>7</text:a></text:p>
        </text:index-body>
      </text:table-of-content>
      <text:p text:style-name="P5"/>
      <text:h text:style-name="Heading_20_1" text:outline-level="1"><text:bookmark-start text:name="__RefHeading___Toc2232_4178761632"/>Lösungsidee<text:bookmark-end text:name="__RefHeading___Toc2232_4178761632"/></text:h>
      <text:p text:style-name="P9">Zum Finden des schnellsten Weges von A nach B kann der Lee-Algorithmus (Breitensuche) verwendet werden. Hierbei wird das Labyrinth vom Startpunkt aus, bei jedem Schritt „gleichzeitig“ in alle Richtungen durchlaufen, bis der Endpunkt gefunden wird. <text:span text:style-name="T6">Man startet beim Startfeld und besucht jedes Nachbarfeld in alle möglichen Richtungen. Anschließend besucht man von jedem dieser Nachbarfelder wieder alle Nachbarfelder. Dies wird solange wiederholt bis das Endfeld gefunden wurde.</text:span></text:p>
      <text:p text:style-name="P9">Von einem Feld zum nächsten kann prinzipiell nach oben, rechts, links und unten gegangen, sowie das Stockwerk nach oben oder unten gewechselt werden. Da beim Lee-Algorithmus in alle Richtungen gleichzeitig gegangen wird, das Wechseln des Stockwerkes jedoch 2s länger dauert als das Bewegen innerhalb eines Stockwerkes, müssen hier noch zwei Zwischenstockwerke eingebaut werden, in denen nur weiter nach oben oder unten gewechselt werden kann. <text:s/></text:p>
      <text:h text:style-name="Heading_20_1" text:outline-level="1"><text:bookmark-start text:name="__RefHeading___Toc2234_4178761632"/>Umsetzung<text:bookmark-end text:name="__RefHeading___Toc2234_4178761632"/></text:h>
      <text:p text:style-name="P6">Vorbereitung</text:p>
      <text:p text:style-name="P8">Die Lösungsidee wird in Python implementiert. Zuerst <text:span text:style-name="T4">wird die Eingabedatei eingelesen. Es werden drei dreidimensionale Listen für Stockwerk, Reihe und Spalte erstellt. In der ersten Liste wird der Aufbau der Stockwerke gespeichert. Ein freies Feld wird hier durch „True“ gekennzeichnet, eines mit Wand durch „False“. Eine zweite Liste speichert welche Felder beim suchen des Weges bereits </text:span><text:soft-page-break/><text:span text:style-name="T4">besucht wurden. In der dritten wird die Karte mit den Zeichen der Eingabedatei („#“ und „.“) gespeichert. Diese wird später für die Ausgabe verwendet.</text:span></text:p>
      <text:p text:style-name="P9">Dazu wird die Eingabedatei Zeichen für Zeichen durchlaufen. Das jeweilige Zeichen wird in der Ausgabe-Liste an seiner Position gespeichert. Ist das Zeichen ein „#“ wird das Feld in der ersten Liste als „False“ markiert. Ist das Zeichen „A“ oder „B“ werden noch die Koordinaten des Start- beziehungsweise Endfeldes gespeichert. Ü<text:span text:style-name="T5">berhalb des oberen Stockwerkes und unterhalb des unteren Stockwerkes wird jeweils noch ein Stockwerk voller Wände (False) eingefügt, um zu verhindern, das vom oberen Stockwerk noch weiter nach oben und vom unteren noch weiter nach unten gewechselt werden kann. Zusätzlich werden zwischen den beiden Stockwerken noch zwei leere Stockwerke gefüllt mit „True“ eingefügt, um die Dauer von 3 Sekunden eines Stockwerkwechsels zu berücksichtigen.</text:span></text:p>
      <text:p text:style-name="P7">Es wird außerdem noch eine Klasse „Node“ erstellt, die für jeden Wegpunkt bei der Suche des Weges die Koordinaten, die Richtung aus der man zu ihm gelangt ist und <text:span text:style-name="T9">eine Referenz zum</text:span> vorherigen Wegpunkt speichert. In einem Enum sind alle möglichen Richtungen (hoch, rechts, runter, links, Wechsel nach oben, Wechsel nach unten) mit den jeweiligen Änderungen der Koordinaten und Zeichen für die Ausgabe (^, &gt;, v, &lt;, !) gespeichert.</text:p>
      <text:p text:style-name="Heading_20_2">Algorithmus</text:p>
      <text:p text:style-name="P15"><text:span text:style-name="T7">Es wird eine Funktion definiert, die die Liste für die Karte und für die bereits besuchten Wegpunkte, sowie die Koordinaten des Start- und Endpunktes übergeben bekommt. </text:span>Für den Algorithmus wird eine Queue verwendet, die alle als nächstes zu betrachtenden Wegpunkte beinhaltet. Zu dieser wird zuerst der Startknoten mit den Koordinaten des Startfeldes hinzugefügt und das Startfeld in der dafür vorgesehen Liste als besucht markiert. </text:p>
      <text:p text:style-name="P16">Nun wird <text:span text:style-name="T6">die Queue</text:span> <text:span text:style-name="T6">mit einer while-Schleife durchlaufen, solange </text:span><text:span text:style-name="T7">bis</text:span><text:span text:style-name="T6"> </text:span><text:span text:style-name="T7">sie</text:span><text:span text:style-name="T6"> leer ist. Bei jedem Durchlauf wird der vorderste Knoten der Queue entnommen. Danach werden alle Richtungen des Direction-Enums mit einer for-Schleife durchlaufen. Befindet sich der entnommene Knoten in einer der beiden Zwischenebenen, wird nur das wechseln des Stockwerkes akzeptiert, alle anderen Richtungen werden übersprungen. Es werden die neuen x-, y- und z-Koordinaten berechnet, die nach </text:span><text:span text:style-name="T7">G</text:span><text:span text:style-name="T6">ehen in die jeweilige Richtung entstehen würden. Dafür werden die Werte der Richtung aus dem Enum zu den Koordinaten des entnommenen Knotens aus der Queue addiert. Zuerst wird überprüft, ob die neuen Koordinaten bereits dem gesuchten Ende entsprechen. Wenn ja, gibt die Funktion einen neuen Knoten mit diesen Koordinaten, der gegangenen Richtung und de</text:span><text:span text:style-name="T9">r Referenz zum</text:span><text:span text:style-name="T6"> vorherigen Knoten zurück. </text:span><text:span text:style-name="T7">Dies ist dann der Fall, wenn der schnellste Weg von A nach B gefunden wurde. </text:span><text:span text:style-name="T6">Ansonsten wird überprüft ob an den neuen Koordinaten auf der Karte ein freies begehbares Feld und keine Wand ist und das Feld noch nicht besucht wurde. Trifft dies zu, wird das Feld als besucht markiert und ein neuer Knoten mit den neuen Koordinaten, der gegangenen Richtung und </text:span><text:span text:style-name="T9">Referenz zum</text:span><text:span text:style-name="T6"> vorherigen Knoten erstellt und zur Queue hinzugefügt. </text:span><text:span text:style-name="T7">Ist die Queue leer, wurde kein Weg gefunden und es wird „None“ zurückgegeben.</text:span></text:p>
      <text:p text:style-name="P10"><text:soft-page-break/>Ausgabe</text:p>
      <text:p text:style-name="P11">Für die Ausgabe wird die Linked-List des kürzesten Weges, deren Start- bzw. Endknoten von der Suchfunktion zurückgegeben wurde, mit einer while-Schleife durchlaufen. Bei jedem Durchlauf wird 1s zur Variable für die Zeit des Weges hinzugefügt und von jedem Knoten des Weges werden die Koordinaten und die Richtung zu einer Liste hinzugefügt. Diese Liste wird dann von hinten nach vorne, also von Start bis Ende des Weges durchlaufen und für jeden Wegpunkt das Zeichen der Richtung an der jeweiligen Stelle der Liste mit den Zeichen der Eingabe eingesetzt. Zum Schluss wird diese Liste in einen String umgewandelt und zusammen mit der Zeit des Weges in der Konsole ausgegeben und in einer Textdatei gespeichert.</text:p>
      <text:h text:style-name="Heading_20_1" text:outline-level="1"><text:bookmark-start text:name="__RefHeading___Toc2236_4178761632"/>Beispiele<text:bookmark-end text:name="__RefHeading___Toc2236_4178761632"/></text:h>
      <text:p text:style-name="P12">zauberschule0.txt</text:p>
      <text:p text:style-name="P14">Zeit des schnellsten Weges: 8 Sekunden</text:p>
      <text:p text:style-name="P18"/>
      <text:p text:style-name="P14"><text:span text:style-name="T8"><draw:frame text:anchor-type="as-char" draw:z-index="0" draw:name="Text Frame 1" draw:style-name="gr12" draw:text-style-name="P22" svg:width="3.571cm" svg:height="7.686cm"><draw:text-box><text:p text:style-name="P21"><text:span text:style-name="T11">Oben:</text:span></text:p><text:p text:style-name="P21"><text:span text:style-name="T12"/></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A#!..#.#</text:span></text:p><text:p text:style-name="P21"><text:span text:style-name="T12">#.#########.#</text:span></text:p><text:p text:style-name="P21"><text:span text:style-name="T12">#...........#</text:span></text:p><text:p text:style-name="P21"><text:span text:style-name="T12">#############</text:span></text:p><text:p text:style-name="P21"><text:span text:style-name="T12"/></text:p></draw:text-box></draw:frame></text:span><text:span text:style-name="T8"><text:s text:c="3"/></text:span><text:span text:style-name="T8"><draw:frame text:anchor-type="as-char" draw:z-index="1" draw:name="Text Frame 2" draw:style-name="gr11" draw:text-style-name="P22" svg:width="3.571cm" svg:height="7.686cm"><draw:text-box><text:p text:style-name="P21"><text:span text:style-name="T11">Unten:</text:span></text:p><text:p><text:span text:style-name="T12"/></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gt;&gt;.....#</text:span></text:p><text:p><text:span text:style-name="T12">#.#.#.#.###.#</text:span></text:p><text:p><text:span text:style-name="T12">#.#...#...#.#</text:span></text:p><text:p><text:span text:style-name="T12">#############</text:span></text:p><text:p><text:span text:style-name="T12"/></text:p></draw:text-box></draw:frame></text:span></text:p>
      <text:p text:style-name="P12"/>
      <text:p text:style-name="P12"/>
      <text:p text:style-name="P14"/>
      <text:p text:style-name="P13"/>
      <text:p text:style-name="P13"/>
      <text:p text:style-name="P13"/>
      <text:p text:style-name="P13"/>
      <text:p text:style-name="P13"/>
      <text:p text:style-name="P12"><text:soft-page-break/>zauberschule1.txt</text:p>
      <text:p text:style-name="P14">Zeit des schnellsten Weges: 4 Sekunden</text:p>
      <text:p text:style-name="P14"/>
      <text:p text:style-name="P13"><draw:frame text:anchor-type="as-char" draw:z-index="4" draw:name="Text Frame 3" draw:style-name="gr8" draw:text-style-name="P22" svg:width="5.432cm" svg:height="6.726cm"><draw:text-box><text:p text:style-name="P21"><text:span text:style-name="T11">Oben:</text:span></text:p><text:p text:style-name="P21"><text:span text:style-name="T12"/></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B....#...#</text:span></text:p><text:p text:style-name="P21"><text:span text:style-name="T12">#.#.#.###.#^###.#####</text:span></text:p><text:p text:style-name="P21"><text:span text:style-name="T12">#.#...#.#.#^&lt;&lt;#.....#</text:span></text:p><text:p text:style-name="P21"><text:span text:style-name="T12">#.#####.#.#########.#</text:span></text:p><text:p text:style-name="P21"><text:span text:style-name="T12">#...................#</text:span></text:p><text:p text:style-name="P21"><text:span text:style-name="T12">#####################</text:span></text:p><text:p text:style-name="P21"><text:span text:style-name="T12"/></text:p></draw:text-box></draw:frame><text:s text:c="5"/><draw:frame text:anchor-type="as-char" draw:z-index="5" draw:name="Text Frame 4" draw:style-name="gr7" draw:text-style-name="P22" svg:width="5.492cm" svg:height="6.726cm"><draw:text-box><text:p text:style-name="P21"><text:span text:style-name="T11">Unten:</text:span></text:p><text:p><text:span text:style-name="T12"/></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zauberschule2.txt</text:p>
      <text:p text:style-name="P14">Zeit des schnellsten Weges: 14 Sekunden</text:p>
      <text:p text:style-name="P13"/>
      <text:p text:style-name="P13"><draw:frame text:anchor-type="as-char" draw:z-index="2" draw:name="Text Frame 5" draw:style-name="gr10" draw:text-style-name="P22" svg:width="11.821cm" svg:height="8.646cm"><draw:text-box><text:p text:style-name="P21"><text:span text:style-name="T11">Oben:</text:span></text:p><text:p text:style-name="P21"><text:span text:style-name="T12"/></text:p><text:p text:style-name="P21"><text:span text:style-name="T12">#############################################</text:span></text:p><text:p text:style-name="P21"><text:span text:style-name="T12">#...#.....#...........#.#...........#.......#</text:span></text:p><text:p text:style-name="P21"><text:span text:style-name="T12">#.#.#.###.#########.#.#.#.#######.#.#.#####.#</text:span></text:p><text:p text:style-name="P21"><text:span text:style-name="T12">#.#.#...#.#.........#&gt;&gt;.#v#.....#.#.#...#...#</text:span></text:p><text:p text:style-name="P21"><text:span text:style-name="T12">###.###.#.#.#############v#.#.###.#.###.#.###</text:span></text:p><text:p text:style-name="P21"><text:span text:style-name="T12">#.#.#...#.#..............&gt;&gt;B#.#...#.#...#.#.#</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p></draw:text-box></draw:frame><text:s text:c="5"/></text:p>
      <text:p text:style-name="P13"/>
      <text:p text:style-name="P13"/>
      <text:p text:style-name="P13"><text:s/><draw:frame text:anchor-type="as-char" draw:z-index="3" draw:name="Text Frame 6" draw:style-name="gr9" draw:text-style-name="P22" svg:width="11.743cm" svg:height="8.646cm"><draw:text-box><text:p text:style-name="P21"><text:span text:style-name="T11">Unten:</text:span></text:p><text:p><text:span text:style-name="T12"/></text:p><text:p><text:span text:style-name="T12">#############################################</text:span></text:p><text:p><text:span text:style-name="T12">#...#.......#.....#.....#...#...#.....#.....#</text:span></text:p><text:p><text:span text:style-name="T12">#.#.#.#####.###.#.###.#.#.#.#.#.#.###.###.###</text:span></text:p><text:p><text:span text:style-name="T12">#.#.#.....#.#...#.....#&gt;&gt;.#.#.#...#.#...#...#</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p></draw:text-box></draw:frame></text:p>
      <text:p text:style-name="P12"/>
      <text:p text:style-name="P14"/>
      <text:p text:style-name="P14"/>
      <text:p text:style-name="P14"/>
      <text:p text:style-name="P12"><text:soft-page-break/>zauberschule3.txt</text:p>
      <text:p text:style-name="P14">Zeit des schnellsten Weges: 28 Sekunden</text:p>
      <text:p text:style-name="P13"><draw:frame text:anchor-type="as-char" draw:z-index="6" draw:name="Text Frame 7" draw:style-name="gr6" draw:text-style-name="P22" svg:width="8.192cm" svg:height="16.322cm"><draw:text-box><text:p text:style-name="P21"><text:span text:style-name="T11">Oben:</text:span></text:p><text:p text:style-name="P21"><text:span text:style-name="T12"/></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text:span></text:p><text:p text:style-name="P21"><text:span text:style-name="T12">#...#.....#.#.....#&gt;&gt;B#.#...#.#</text:span></text:p><text:p text:style-name="P21"><text:span text:style-name="T12">#.#########.#######^#.###.###.#</text:span></text:p><text:p text:style-name="P21"><text:span text:style-name="T12">#..v#&gt;&gt;&gt;&gt;v#.#&gt;&gt;&gt;&gt;&gt;&gt;^#...#.#.#.#</text:span></text:p><text:p text:style-name="P21"><text:span text:style-name="T12">#.#v#^###v#.#^#########.#.#.#.#</text:span></text:p><text:p text:style-name="P21"><text:span text:style-name="T12">#.#&gt;&gt;^..#&gt;&gt;&gt;&gt;^#...........#...#</text:span></text:p><text:p text:style-name="P21"><text:span text:style-name="T12">###############################</text:span></text:p><text:p text:style-name="P21"><text:span text:style-name="T12"/></text:p></draw:text-box></draw:frame><draw:frame text:anchor-type="as-char" draw:z-index="7" draw:name="Text Frame 8" draw:style-name="gr5" draw:text-style-name="P22" svg:width="8.192cm" svg:height="16.322cm"><draw:text-box><text:p text:style-name="P21"><text:span text:style-name="T11">Unten:</text:span></text:p><text:p><text:span text:style-name="T12"/></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span></text:p><text:p><text:span text:style-name="T12"/></text:p></draw:text-box></draw:frame></text:p>
      <text:p text:style-name="P12"/>
      <text:p text:style-name="P12">zauberschule4.txt</text:p>
      <text:p text:style-name="P14">Zeit des schnellsten Weges: 84 Sekunden</text:p>
      <text:p text:style-name="P12">zauberschule5.txt</text:p>
      <text:p text:style-name="P14">Zeit des schnellsten Weges: 124 Sekunden</text:p>
      <text:h text:style-name="Heading_20_1" text:outline-level="1"><text:bookmark-start text:name="__RefHeading___Toc2238_4178761632"/><text:soft-page-break/>Quellcode<text:bookmark-end text:name="__RefHeading___Toc2238_4178761632"/></text:h>
      <text:p text:style-name="P12">Einlesen der Textdatei</text:p>
      <text:p text:style-name="P17"><draw:frame text:anchor-type="as-char" svg:y="-8.823cm" draw:z-index="8" draw:name="Text Frame 9" draw:style-name="gr4" draw:text-style-name="P20" svg:width="18.047cm" svg:height="18.839cm"><draw:text-box><text:p><text:span text:style-name="T10">def read_file(filename):</text:span></text:p><text:p><text:span text:style-name="T10"><text:s text:c="4"/></text:span><text:span text:style-name="T10">map = [] # Liste zum Speichern des Labyrinths</text:span></text:p><text:p><text:span text:style-name="T10"><text:s text:c="4"/></text:span><text:span text:style-name="T10">discovered = [] # Liste des Labyrinths, die angibt welche Felder schon besucht werden</text:span></text:p><text:p><text:span text:style-name="T10"><text:s text:c="4"/></text:span><text:span text:style-name="T10">char_map = [] # Liste des Labyrinths für Ausgabe</text:span></text:p><text:p><text:span text:style-name="T10"><text:s text:c="4"/></text:span><text:span text:style-name="T10">with open(os.path.dirname(__file__) + "/" + filename, "r") as f:</text:span></text:p><text:p><text:span text:style-name="T10"><text:s text:c="8"/></text:span><text:span text:style-name="T10">dims = f.readline().split(" ")</text:span></text:p><text:p><text:span text:style-name="T10"><text:s text:c="8"/></text:span><text:span text:style-name="T10">height = int(dims[0].replace("\n", "")) # Höhe des Labyrinths</text:span></text:p><text:p><text:span text:style-name="T10"><text:s text:c="8"/></text:span><text:span text:style-name="T10">width = int(dims[1].replace("\n", "")) # Breite des Labyrinths</text:span></text:p><text:p><text:span text:style-name="T10"/></text:p><text:p><text:span text:style-name="T10"><text:s text:c="8"/></text:span><text:span text:style-name="T10">input = f.read()</text:span></text:p><text:p><text:span text:style-name="T10"><text:s text:c="8"/></text:span><text:span text:style-name="T10">floors = input.split("\n\n")</text:span></text:p><text:p><text:span text:style-name="T10"><text:s text:c="8"/></text:span><text:span text:style-name="T10">floors = [f for f in floors if f] # Stockwerke des Labyrinths</text:span></text:p><text:p><text:span text:style-name="T10"/></text:p><text:p><text:span text:style-name="T10"><text:tab/></text:span><text:span text:style-name="T10"># Ein Stockwerk voller Wände, damit vom obersten Stockwerk nicht noch höher gegangen werden kann</text:span></text:p><text:p><text:span text:style-name="T10"><text:s text:c="8"/></text:span><text:span text:style-name="T10">map.append([[False for _ in range(width)] for _ in range(height)]) </text:span></text:p><text:p><text:span text:style-name="T10"><text:s text:c="8"/></text:span><text:span text:style-name="T10">discovered.append([[True for _ in range(width)] for _ in range(height)])</text:span></text:p><text:p><text:span text:style-name="T10"/></text:p><text:p><text:span text:style-name="T10"><text:s text:c="8"/></text:span><text:span text:style-name="T10"># Durchlaufen der beiden Stockwerke</text:span></text:p><text:p><text:span text:style-name="T10"><text:s text:c="8"/></text:span><text:span text:style-name="T10">for f, floor in enumerate(floors):</text:span></text:p><text:p><text:span text:style-name="T10"><text:s text:c="12"/></text:span><text:span text:style-name="T10"># Stockwerk mit True füllen, True = Freies Feld ohne Wand </text:span></text:p><text:p><text:span text:style-name="T10"><text:tab/></text:span><text:span text:style-name="T10"><text:tab/></text:span><text:span text:style-name="T10"> <text:s text:c="4"/></text:span><text:span text:style-name="T10">map.append([[True for _ in range(width)] for _ in range(height)]) </text:span></text:p><text:p><text:span text:style-name="T10"/></text:p><text:p><text:span text:style-name="T10"><text:tab/></text:span><text:span text:style-name="T10"><text:tab/></text:span><text:span text:style-name="T10"> <text:s text:c="4"/></text:span><text:span text:style-name="T10"># Stockwerk mit False füllen, False = Feld wurde noch nicht besucht </text:span></text:p><text:p><text:span text:style-name="T10"><text:s text:c="12"/></text:span><text:span text:style-name="T10">discovered.append([[False for _ in range(width)] for _ in range(height)]) </text:span></text:p><text:p><text:span text:style-name="T10"><text:s text:c="12"/></text:span><text:span text:style-name="T10">char_map.append([]) # Stockwerk zur Ausgabe-Liste hinzufügen</text:span></text:p><text:p><text:span text:style-name="T10"><text:s text:c="12"/></text:span><text:span text:style-name="T10">rows = floor.split('\n') # Stockwerk in Reihen splitten</text:span></text:p><text:p><text:span text:style-name="T10"/></text:p><text:p><text:span text:style-name="T10"><text:s text:c="12"/></text:span><text:span text:style-name="T10"># Durchlaufen der Reihen des Stockwerks</text:span></text:p><text:p><text:span text:style-name="T10"><text:s text:c="12"/></text:span><text:span text:style-name="T10">for r, row in enumerate(rows):</text:span></text:p><text:p><text:span text:style-name="T10"><text:s text:c="16"/></text:span><text:span text:style-name="T10">char_map[f].append([]) # Reihe zur Ausgabe-Liste hinzufügen</text:span></text:p><text:p><text:span text:style-name="T10"><text:s text:c="16"/></text:span><text:span text:style-name="T10"># Durchlaufen der Felder der Reihe</text:span></text:p><text:p><text:span text:style-name="T10"><text:s text:c="16"/></text:span><text:span text:style-name="T10">for c, char in enumerate(row):</text:span></text:p><text:p><text:span text:style-name="T10"><text:s text:c="20"/></text:span><text:span text:style-name="T10">char_map[f][r].append(char) # Zeiche zur Ausgabe-Liste hinzufügen</text:span></text:p><text:p><text:span text:style-name="T10"/></text:p><text:p><text:span text:style-name="T10"><text:s text:c="20"/></text:span><text:span text:style-name="T10"># Falls auf Feld eine Wand steht</text:span></text:p><text:p><text:span text:style-name="T10"><text:s text:c="20"/></text:span><text:span text:style-name="T10">if char == '#':</text:span></text:p><text:p><text:span text:style-name="T10"><text:s text:c="24"/></text:span><text:span text:style-name="T10">map[-1][r][c] = False # Feld als Wand auf Karte markieren</text:span></text:p><text:p><text:span text:style-name="T10"/></text:p><text:p><text:span text:style-name="T10"><text:s text:c="20"/></text:span><text:span text:style-name="T10"># Falls das Feld das Startfeld ist</text:span></text:p><text:p><text:span text:style-name="T10"><text:s text:c="20"/></text:span><text:span text:style-name="T10">if char == "A":</text:span></text:p><text:p><text:span text:style-name="T10"><text:s text:c="24"/></text:span><text:span text:style-name="T10">start = (c, r, len(map)-1) # Speichern der Startposition</text:span></text:p><text:p><text:span text:style-name="T10"><text:s text:c="20"/></text:span><text:span text:style-name="T10"># Falls das Feld das Endfeld ist</text:span></text:p><text:p><text:span text:style-name="T10"><text:s text:c="20"/></text:span><text:span text:style-name="T10">elif char == "B":</text:span></text:p><text:p><text:span text:style-name="T10"><text:s text:c="24"/></text:span><text:span text:style-name="T10">end = (c, r, len(map)-1) # Speichern der Endposition</text:span></text:p><text:p><text:span text:style-name="T10"/></text:p><text:p><text:span text:style-name="T10"><text:s text:c="12"/></text:span><text:span text:style-name="T10"># Falls oberstes Stockwerk</text:span></text:p><text:p><text:span text:style-name="T10"><text:s text:c="12"/></text:span><text:span text:style-name="T10">if f == 0:</text:span></text:p><text:p><text:span text:style-name="T10"><text:s text:c="16"/></text:span><text:span text:style-name="T10"># Einfügen von zwei leeren Stockwerken zwischen den eigentlichen Stockwerken, für 3 </text:span><text:span text:style-name="T10"><text:tab/></text:span><text:span text:style-name="T10"><text:tab/></text:span><text:span text:style-name="T10"><text:tab/></text:span><text:span text:style-name="T10"><text:tab/></text:span><text:span text:style-name="T10"> <text:s text:c="2"/>Sekunden Dauer des Stockwerkwechsels</text:span></text:p><text:p><text:span text:style-name="T10"><text:s text:c="16"/></text:span><text:span text:style-name="T10">map.append([[True for _ in range(width)] for _ in range(height)])</text:span></text:p><text:p><text:span text:style-name="T10"><text:s text:c="16"/></text:span><text:span text:style-name="T10">map.append([[True for _ in range(width)] for _ in range(height)])</text:span></text:p><text:p><text:span text:style-name="T10"><text:s text:c="16"/></text:span><text:span text:style-name="T10">discovered.append([[False for _ in range(width)] for _ in range(height)])</text:span></text:p><text:p><text:span text:style-name="T10"><text:s text:c="16"/></text:span><text:span text:style-name="T10">discovered.append([[False for _ in range(width)] for _ in range(height)])</text:span></text:p><text:p><text:span text:style-name="T10"/></text:p><text:p><text:span text:style-name="T10"><text:s text:c="8"/></text:span><text:span text:style-name="T10"># Ein Stockwerk voller Wände, damit vom untersten Stockwerk nicht noch tiefer gegangen werden kann</text:span></text:p><text:p><text:span text:style-name="T10"><text:tab/></text:span><text:span text:style-name="T10"> </text:span><text:span text:style-name="T10">map.append([[False for _ in range(width)] for _ in range(height)]) </text:span></text:p><text:p><text:span text:style-name="T10"><text:s text:c="8"/></text:span><text:span text:style-name="T10">discovered.append([[True for _ in range(width)] for _ in range(height)])</text:span></text:p><text:p><text:span text:style-name="T10"/></text:p><text:p><text:span text:style-name="T10"><text:s text:c="4"/></text:span><text:span text:style-name="T10">return char_map, map, discovered, start, end</text:span></text:p></draw:text-box></draw:frame></text:p>
      <text:p text:style-name="P17"/>
      <text:p text:style-name="P17"/>
      <text:p text:style-name="P17"/>
      <text:p text:style-name="P12"><text:soft-page-break/>Node-Klasse und Direction-Enum</text:p>
      <text:p text:style-name="P13"><draw:frame text:anchor-type="as-char" draw:z-index="9" draw:name="Text Frame 10" draw:style-name="gr3" draw:text-style-name="P20" svg:width="18.047cm" svg:height="5.707cm"><draw:text-box><text:p><text:span text:style-name="T10"># Wegpunkt bei der Suche eines Weges</text:span></text:p><text:p><text:span text:style-name="T10">class Node:</text:span></text:p><text:p><text:span text:style-name="T10"><text:s text:c="4"/></text:span><text:span text:style-name="T10">def __init__(self, x, y, z, initial_dir, previous_node):</text:span></text:p><text:p><text:span text:style-name="T10"><text:s text:c="8"/></text:span><text:span text:style-name="T10">self.x = x</text:span></text:p><text:p><text:span text:style-name="T10"><text:s text:c="8"/></text:span><text:span text:style-name="T10">self.y = y </text:span></text:p><text:p><text:span text:style-name="T10"><text:s text:c="8"/></text:span><text:span text:style-name="T10">self.z = z</text:span></text:p><text:p><text:span text:style-name="T10"><text:s text:c="8"/></text:span><text:span text:style-name="T10">self.initial_dir = initial_dir</text:span></text:p><text:p><text:span text:style-name="T10"><text:s text:c="8"/></text:span><text:span text:style-name="T10">self.previous_node = previous_node # Referenze zum vorherigen Wegpunkt</text:span></text:p><text:p><text:span text:style-name="T10"/></text:p><text:p><text:span text:style-name="T10"># Alle Richtungen in die von einem zum nächsten Feld gelaufen werden kann</text:span></text:p><text:p><text:span text:style-name="T10">class Direction(Enum): </text:span></text:p><text:p><text:span text:style-name="T10"><text:s text:c="4"/></text:span><text:span text:style-name="T10">UP = (0, -1, 0, "^")</text:span></text:p><text:p><text:span text:style-name="T10"><text:s text:c="4"/></text:span><text:span text:style-name="T10">RIGHT = (1, 0, 0, "&gt;")</text:span></text:p><text:p><text:span text:style-name="T10"><text:s text:c="4"/></text:span><text:span text:style-name="T10">DOWN = (0, 1, 0, "v")</text:span></text:p><text:p><text:span text:style-name="T10"><text:s text:c="4"/></text:span><text:span text:style-name="T10">LEFT = (-1, 0, 0, "&lt;")</text:span></text:p><text:p><text:span text:style-name="T10"><text:s text:c="4"/></text:span><text:span text:style-name="T10">SWITCH_UP = (0, 0, -1, "!") # Wechseln des Stockwerkes nach oben</text:span></text:p><text:p><text:span text:style-name="T10"><text:s text:c="4"/></text:span><text:span text:style-name="T10">SWITCH_DOWN = (0, 0, 1, "!") # Wechseln des Stockwerkes nach unten</text:span></text:p></draw:text-box></draw:frame></text:p>
      <text:p text:style-name="P13"/>
      <text:p text:style-name="P12">Finden des schnellsten Weges</text:p>
      <text:p text:style-name="P13"><draw:frame text:anchor-type="as-char" draw:z-index="10" draw:name="Text Frame 11" draw:style-name="gr1" draw:text-style-name="P20" svg:width="18.363cm" svg:height="10.538cm"><draw:text-box><text:p><text:span text:style-name="T10"># Lee Algorithmus</text:span></text:p><text:p><text:span text:style-name="T10">def find_fastest_path(map, discovered, start, end): </text:span></text:p><text:p><text:span text:style-name="T10"><text:s text:c="4"/></text:span><text:span text:style-name="T10">queue = [] # Queue für Wegpunkte, die als nächstes betrachtet werden müssen</text:span></text:p><text:p><text:span text:style-name="T10"><text:s text:c="4"/></text:span><text:span text:style-name="T10">queue.append(Node(start[0], start[1], start[2], None, None)) # Startpunkt des Weges </text:span></text:p><text:p><text:span text:style-name="T10"><text:s text:c="4"/></text:span><text:span text:style-name="T10">discovered[start[2]][start[1]][start[0]] = True # Feld als besucht markieren</text:span></text:p><text:p><text:span text:style-name="T10"/></text:p><text:p><text:span text:style-name="T10"><text:s text:c="4"/></text:span><text:span text:style-name="T10"># Solange die Queue nicht leer ist</text:span></text:p><text:p><text:span text:style-name="T10"><text:s text:c="4"/></text:span><text:span text:style-name="T10">while not(len(queue) == 0): </text:span></text:p><text:p><text:span text:style-name="T10"><text:s text:c="8"/></text:span><text:span text:style-name="T10">node = queue.pop(0) # Herausnehmen des vordersten Wegpunktes aus der Queue</text:span></text:p><text:p><text:span text:style-name="T10"><text:s text:c="8"/></text:span></text:p><text:p><text:span text:style-name="T10"><text:s text:c="8"/></text:span><text:span text:style-name="T10"># Durchlaufen aller Richtungen, in die von einem Wegpunkt gegangen werden kann</text:span></text:p><text:p><text:span text:style-name="T10"><text:s text:c="8"/></text:span><text:span text:style-name="T10">for dir in Direction: </text:span></text:p><text:p><text:span text:style-name="T10"><text:s text:c="12"/></text:span><text:span text:style-name="T10"># Falls in Zwischenstockwerk, nur Stockwerk kann gewechselt werden</text:span></text:p><text:p><text:span text:style-name="T10"><text:s text:c="12"/></text:span><text:span text:style-name="T10">if node.z != 1 and node.z != 4 and dir != Direction.SWITCH_DOWN and dir != Direction.SWITCH_UP:</text:span></text:p><text:p><text:span text:style-name="T10"><text:s text:c="16"/></text:span><text:span text:style-name="T10">continue</text:span></text:p><text:p><text:span text:style-name="T10"/></text:p><text:p><text:span text:style-name="T10"><text:s text:c="12"/></text:span><text:span text:style-name="T10">newX = node.x + dir.value[0] # Berechnen der neuen x-Koordinate nach gehen in diese Richtung</text:span></text:p><text:p><text:span text:style-name="T10"><text:s text:c="12"/></text:span><text:span text:style-name="T10">newY = node.y + dir.value[1] # Berechnen der neuen y-Koordinate nach gehen in diese Richtung</text:span></text:p><text:p><text:span text:style-name="T10"><text:s text:c="12"/></text:span><text:span text:style-name="T10">newZ = node.z + dir.value[2] # Berechnen der neuen z-Koordinate nach gehen in diese Richtung </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text:tab/></text:span><text:span text:style-name="T10">(Stockwerk)</text:span></text:p><text:p><text:span text:style-name="T10"/></text:p><text:p><text:span text:style-name="T10"><text:s text:c="12"/></text:span><text:span text:style-name="T10"># Falls die neue Position dem gesuchten Ende entspricht</text:span></text:p><text:p><text:span text:style-name="T10"><text:s text:c="12"/></text:span><text:span text:style-name="T10">if newX == end[0] and newY == end[1] and newZ == end[2]: </text:span></text:p><text:p><text:span text:style-name="T10"><text:tab/></text:span><text:span text:style-name="T10"><text:tab/></text:span><text:span text:style-name="T10"><text:tab/></text:span><text:span text:style-name="T10"> </text:span><text:span text:style-name="T10"># Zurückgeben des letzten Wegpunktes des gefundenen Weges zum Ziel</text:span></text:p><text:p><text:span text:style-name="T10"><text:s text:c="16"/></text:span><text:span text:style-name="T10">return Node(newX, newY, newZ, dir, node) </text:span></text:p><text:p><text:span text:style-name="T10"><text:s text:c="12"/></text:span></text:p><text:p><text:span text:style-name="T10"><text:s text:c="12"/></text:span><text:span text:style-name="T10"># Falls an dieser Position im Labyrinth keine Wand steht und das Feld noch nicht besucht wurde</text:span></text:p><text:p><text:span text:style-name="T10"><text:s text:c="12"/></text:span><text:span text:style-name="T10">if map[newZ][newY][newX] == True and not(discovered[newZ][newY][newX]):</text:span></text:p><text:p><text:span text:style-name="T10"><text:s text:c="16"/></text:span><text:span text:style-name="T10">discovered[newZ][newY][newX] = True # Wegpunkt als besucht markieren</text:span></text:p><text:p><text:span text:style-name="T10"><text:s text:c="16"/></text:span><text:span text:style-name="T10">queue.append(Node(newX, newY, newZ, dir, node)) # Wegpunkt zur Queue hinzufügen</text:span></text:p><text:p><text:span text:style-name="T10"/></text:p><text:p><text:span text:style-name="T10"><text:s text:c="4"/></text:span><text:span text:style-name="T10">return None # Kein Weg wurde gefunden </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2"><text:soft-page-break/>Ausgabe</text:p>
      <text:p text:style-name="P13"><draw:frame text:anchor-type="as-char" draw:z-index="11" draw:name="Text Frame 12" draw:style-name="gr2" draw:text-style-name="P20" svg:width="18.363cm" svg:height="16.285cm"><draw:text-box><text:p><text:span text:style-name="T10">def create_output_map(char_map, path, start):</text:span></text:p><text:p><text:span text:style-name="T10"><text:s text:c="4"/></text:span><text:span text:style-name="T10">previous_field = start</text:span></text:p><text:p><text:span text:style-name="T10"><text:s text:c="4"/></text:span><text:span text:style-name="T10"># Durhclaufen des Weges</text:span></text:p><text:p><text:span text:style-name="T10"><text:s text:c="4"/></text:span><text:span text:style-name="T10">while len(path) &gt; 0:</text:span></text:p><text:p><text:span text:style-name="T10"><text:s text:c="8"/></text:span><text:span text:style-name="T10">step = path.pop() # Herausnehmen des letzten Wegpunktes</text:span></text:p><text:p><text:span text:style-name="T10"/></text:p><text:p><text:span text:style-name="T10"><text:s text:c="8"/></text:span><text:span text:style-name="T10"># Nur Bewegungen im oberen und unteren Stockwerk müssen berücksichtigt werden</text:span></text:p><text:p><text:span text:style-name="T10"><text:s text:c="8"/></text:span><text:span text:style-name="T10">if step[2] == 1:</text:span></text:p><text:p><text:span text:style-name="T10"><text:tab/></text:span><text:span text:style-name="T10"><text:tab/></text:span><text:span text:style-name="T10"> <text:s text:c="4"/></text:span><text:span text:style-name="T10"># Speichern des Richtungszeichen an der jeweiligen Stelle der Karte (oberes Stockwerk)</text:span></text:p><text:p><text:span text:style-name="T10"><text:s text:c="12"/></text:span><text:span text:style-name="T10">char_map[0][previous_field[1]][previous_field[0]] = step[3].value[3] </text:span></text:p><text:p><text:span text:style-name="T10"><text:s text:c="8"/></text:span><text:span text:style-name="T10">elif step[2] == 4:</text:span></text:p><text:p><text:span text:style-name="T10"><text:tab/></text:span><text:span text:style-name="T10"><text:tab/></text:span><text:span text:style-name="T10"> <text:s text:c="4"/></text:span><text:span text:style-name="T10"># Speichern des Richtungszeichen an der jeweiligen Stelle der Karte (unteres Stockwerk)</text:span></text:p><text:p><text:span text:style-name="T10"><text:s text:c="12"/></text:span><text:span text:style-name="T10">char_map[1][previous_field[1]][previous_field[0]] = step[3].value[3] </text:span></text:p><text:p><text:span text:style-name="T10"><text:s text:c="8"/></text:span><text:span text:style-name="T10">previous_field = (step[0], step[1], step[2])</text:span></text:p><text:p><text:span text:style-name="T10"/></text:p><text:p><text:span text:style-name="T10"><text:s text:c="4"/></text:span><text:span text:style-name="T10">output_string = ""</text:span></text:p><text:p><text:span text:style-name="T10"/></text:p><text:p><text:span text:style-name="T10"><text:s text:c="4"/></text:span><text:span text:style-name="T10"># Liste in String umwandeln</text:span></text:p><text:p><text:span text:style-name="T10"><text:s text:c="4"/></text:span><text:span text:style-name="T10">for floor in char_map:</text:span></text:p><text:p><text:span text:style-name="T10"><text:s text:c="8"/></text:span><text:span text:style-name="T10">for row in floor:</text:span></text:p><text:p><text:span text:style-name="T10"><text:s text:c="12"/></text:span><text:span text:style-name="T10">for col in row:</text:span></text:p><text:p><text:span text:style-name="T10"><text:s text:c="16"/></text:span><text:span text:style-name="T10">output_string += col</text:span></text:p><text:p><text:span text:style-name="T10"><text:s text:c="12"/></text:span><text:span text:style-name="T10">output_string += '\n'</text:span></text:p><text:p><text:span text:style-name="T10"><text:s text:c="8"/></text:span><text:span text:style-name="T10">output_string += "\n"</text:span></text:p><text:p><text:span text:style-name="T10"/></text:p><text:p><text:span text:style-name="T10"><text:s text:c="4"/></text:span><text:span text:style-name="T10">return output_string # String zurückgeben</text:span></text:p><text:p><text:span text:style-name="T10"/></text:p><text:p><text:span text:style-name="T10">def output(char_map, end_node, filename):</text:span></text:p><text:p><text:span text:style-name="T10"><text:s text:c="4"/></text:span><text:span text:style-name="T10">time = 0</text:span></text:p><text:p><text:span text:style-name="T10"><text:s text:c="4"/></text:span><text:span text:style-name="T10">path = []</text:span></text:p><text:p><text:span text:style-name="T10"/></text:p><text:p><text:span text:style-name="T10"><text:s text:c="4"/></text:span><text:span text:style-name="T10">new_node = end_node</text:span></text:p><text:p><text:span text:style-name="T10"><text:s text:c="4"/></text:span><text:span text:style-name="T10"># Durchlaufen des Weges von hinten nach vorne (Linked List)</text:span></text:p><text:p><text:span text:style-name="T10"><text:s text:c="4"/></text:span><text:span text:style-name="T10">while(new_node.previous_node != None):</text:span></text:p><text:p><text:span text:style-name="T10"><text:s text:c="8"/></text:span><text:span text:style-name="T10">time += 1 # Bei jedem Schritt 1s zur Zeit addieren</text:span></text:p><text:p><text:span text:style-name="T10"/></text:p><text:p><text:span text:style-name="T10"><text:tab/></text:span><text:span text:style-name="T10"> </text:span><text:span text:style-name="T10"># Koordinaten und Richtung zum Weg hinzufügen</text:span></text:p><text:p><text:span text:style-name="T10"><text:s text:c="8"/></text:span><text:span text:style-name="T10">path.append((new_node.x, new_node.y, new_node.z, new_node.initial_dir)) </text:span></text:p><text:p><text:span text:style-name="T10"><text:s text:c="8"/></text:span><text:span text:style-name="T10">new_node = new_node.previous_node # Aktuellen Wegpunkt auf vorherigen wegpunkt setzen</text:span></text:p><text:p><text:span text:style-name="T10"/></text:p><text:p><text:span text:style-name="T10"><text:s text:c="4"/></text:span><text:span text:style-name="T10">output_map = create_output_map(char_map, path, start) # Weg in Output-Karte eintragen</text:span></text:p><text:p><text:span text:style-name="T10"/></text:p><text:p><text:span text:style-name="T10"><text:s text:c="4"/></text:span><text:span text:style-name="T10">print(f"Zeit: {time} Sekunden\n") # Zeit ausgeben</text:span></text:p><text:p><text:span text:style-name="T10"><text:s text:c="4"/></text:span><text:span text:style-name="T10">print(output_map) # Karte mit Lösung ausgeben</text:span></text:p><text:p><text:span text:style-name="T10"/></text:p><text:p><text:span text:style-name="T10"><text:s text:c="4"/></text:span><text:span text:style-name="T10">save_output(output_map, time, filename) # Lösung in Textdatei speichern</text:span></text:p><text:p><text:span text:style-name="T10"/></text:p><text:p><text:span text:style-name="T10">def save_output(output_map, time, filename): </text:span></text:p><text:p><text:span text:style-name="T10"><text:s text:c="4"/></text:span><text:span text:style-name="T10">with open(os.path.dirname(__file__) + f"/{filename.split('.')[0]}_Loesung.txt", "w") as f:</text:span></text:p><text:p><text:span text:style-name="T10"><text:s text:c="8"/></text:span><text:span text:style-name="T10">f.write(f"Zeit: {time} Sekunden\n")</text:span></text:p><text:p><text:span text:style-name="T10"><text:s text:c="8"/></text:span><text:span text:style-name="T10">f.write(output_map)</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Ausführung</text:p>
      <text:p text:style-name="P13"><draw:frame text:anchor-type="as-char" draw:z-index="12" draw:name="Text Frame 13" draw:style-name="gr1" draw:text-style-name="P20" svg:width="18.363cm" svg:height="10.538cm"><draw:text-box><text:p><text:span text:style-name="T10">if __name__ == '__main__':</text:span></text:p><text:p><text:span text:style-name="T10"><text:s text:c="4"/></text:span><text:span text:style-name="T10">filename = ""</text:span></text:p><text:p><text:span text:style-name="T10"/></text:p><text:p><text:span text:style-name="T10"><text:s text:c="4"/></text:span><text:span text:style-name="T10">while not(filename in os.listdir(os.path.dirname(__file__))):</text:span></text:p><text:p><text:span text:style-name="T10"><text:s text:c="8"/></text:span><text:span text:style-name="T10">filename = input("Dateiname: ")</text:span></text:p><text:p><text:span text:style-name="T10"><text:s text:c="8"/></text:span><text:span text:style-name="T10">if not(filename in os.listdir(os.path.dirname(__file__))):</text:span></text:p><text:p><text:span text:style-name="T10"><text:s text:c="12"/></text:span><text:span text:style-name="T10">print("Datei wurde nicht gefunden!\n")</text:span></text:p><text:p><text:span text:style-name="T10"/></text:p><text:p><text:span text:style-name="T10"><text:s text:c="4"/></text:span><text:span text:style-name="T10">char_map, map, discovered, start, end = read_file(filename) # Einlesen der Eingabedatei</text:span></text:p><text:p><text:span text:style-name="T10"/></text:p><text:p><text:span text:style-name="T10"><text:s text:c="4"/></text:span><text:span text:style-name="T10"># Finden des schnellsten Weges von A nach B, gibt letzten Wegpunkt des Weges zurück</text:span></text:p><text:p><text:span text:style-name="T10"><text:s text:c="4"/></text:span><text:span text:style-name="T10">end_node = find_fastest_path(map, discovered, start, end) </text:span></text:p><text:p><text:span text:style-name="T10"/></text:p><text:p><text:span text:style-name="T10"><text:s text:c="4"/></text:span><text:span text:style-name="T10">if end_node == None: # Es wurde kein Weg gefunden</text:span></text:p><text:p><text:span text:style-name="T10"><text:s text:c="8"/></text:span><text:span text:style-name="T10">print("Es wurde kein Weg von A nach B gefunden!")</text:span></text:p><text:p><text:span text:style-name="T10"><text:s text:c="4"/></text:span><text:span text:style-name="T10">else:</text:span></text:p><text:p><text:span text:style-name="T10"><text:s text:c="8"/></text:span><text:span text:style-name="T10">output(char_map, end_node, filename) # Ausgeben der Lösung in der Konsole und Speichern in Textdatei</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 PL SungtiL GB" svg:font-family="'AR PL SungtiL GB'"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AR PL SungtiL GB"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1"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1"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ID: </text:span><text:span text:style-name="MT1"><text:reference-ref text:reference-format="text" text:ref-name="TeamId">00889</text:reference-ref></text:span></text:p>
      </style:header>
      <style:header-first>
        <text:p text:style-name="Header"/>
      </style:header-first>
      <style:footer>
        <text:p text:style-name="Footer"><text:tab/><text:page-number text:select-page="current">10</text:page-number>/<text:page-count>10</text:page-count></text:p>
      </style:footer>
      <style:footer-first>
        <text:p text:style-name="Footer"><text:tab/><text:page-number text:select-page="current">1</text:page-number>/<text:page-count>10</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5:56:20.694509548</meta:creation-date>
    <meta:editing-duration>PT13H16M58S</meta:editing-duration>
    <meta:editing-cycles>12</meta:editing-cycles>
    <meta:generator>LibreOffice/7.6.2.1$MacOSX_X86_64 LibreOffice_project/56f7684011345957bbf33a7ee678afaf4d2ba333</meta:generator>
    <dc:date>2023-11-19T19:20:47.569742936</dc:date>
    <meta:print-date>2023-11-18T17:21:40.742660045</meta:print-date>
    <meta:printed-by>PDF files</meta:printed-by>
    <meta:document-statistic meta:table-count="0" meta:image-count="0" meta:object-count="0" meta:page-count="10" meta:paragraph-count="55" meta:word-count="869" meta:character-count="5902" meta:non-whitespace-character-count="5058"/>
  </office:meta>
</office:document-meta>
</file>